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830000041D042AB5E7.png"/>
  <manifest:file-entry manifest:media-type="image/png" manifest:full-path="Pictures/100000000000058300000423B9BD749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usiness1-title">
      <style:graphic-properties draw:stroke="none" draw:fill="none" draw:fill-color="#33ccff" fo:min-height="3.177cm" draw:shadow="hidden" draw:shadow-color="#808080"/>
    </style:style>
    <style:style style:name="pr2" style:family="presentation" style:parent-style-name="business1-subtitle">
      <style:graphic-properties draw:stroke="none" draw:fill="none" draw:fill-color="#33ccff" fo:min-height="4.871cm" draw:shadow="hidden" draw:shadow-color="#808080"/>
    </style:style>
    <style:style style:name="pr3" style:family="presentation" style:parent-style-name="business1-notes">
      <style:graphic-properties draw:fill-color="#ffffff" fo:min-height="11.43cm"/>
    </style:style>
    <style:style style:name="pr4" style:family="presentation" style:parent-style-name="Default-title">
      <style:graphic-properties draw:fill-color="#ffffff" fo:min-height="2.926cm"/>
    </style:style>
    <style:style style:name="pr5" style:family="presentation" style:parent-style-name="Default-outline1">
      <style:graphic-properties draw:fill-color="#ffffff" fo:min-height="10.546cm"/>
    </style:style>
    <style:style style:name="pr6" style:family="presentation" style:parent-style-name="Default-notes">
      <style:graphic-properties draw:fill-color="#ffffff" fo:min-height="11.179cm"/>
    </style:style>
    <style:style style:name="pr7" style:family="presentation" style:parent-style-name="Default-title">
      <style:graphic-properties draw:stroke="none" draw:fill="none" draw:fill-color="#33ccff" fo:min-height="3.177cm" draw:shadow="hidden" draw:shadow-color="#808080"/>
    </style:style>
    <style:style style:name="pr8" style:family="presentation" style:parent-style-name="Default-outline1">
      <style:graphic-properties draw:stroke="none" draw:fill="none" draw:fill-color="#33ccff" fo:min-height="10.797cm" draw:shadow="hidden" draw:shadow-color="#808080"/>
    </style:style>
    <style:style style:name="pr9" style:family="presentation" style:parent-style-name="Default-notes">
      <style:graphic-properties draw:fill-color="#ffffff" fo:min-height="11.43cm"/>
    </style:style>
    <style:style style:name="pr10" style:family="presentation" style:parent-style-name="business1-title">
      <style:graphic-properties draw:fill-color="#ffffff" fo:min-height="2.926cm"/>
    </style:style>
    <style:style style:name="pr11" style:family="presentation" style:parent-style-name="business1-subtitle">
      <style:graphic-properties draw:fill-color="#ffffff" fo:min-height="8.322cm"/>
    </style:style>
    <style:style style:name="pr12" style:family="presentation" style:parent-style-name="business1-notes">
      <style:graphic-properties draw:fill-color="#ffffff" fo:min-height="11.17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7cm" fo:margin-right="0cm" text:enable-numbering="true" fo:text-indent="0cm"/>
    </style:style>
    <style:style style:name="P3" style:family="paragraph">
      <style:paragraph-properties fo:margin-left="0.952cm" fo:margin-right="0cm" text:enable-numbering="true" fo:text-indent="-0.952cm"/>
    </style:style>
    <style:style style:name="P4" style:family="paragraph">
      <style:paragraph-properties fo:margin-left="2.063cm" fo:margin-right="0cm" text:enable-numbering="true" fo:text-indent="-0.793cm"/>
    </style:style>
    <style:style style:name="P5" style:family="paragraph">
      <style:paragraph-properties fo:margin-left="0.952cm" fo:margin-right="0cm" fo:text-indent="-0.952cm"/>
    </style:style>
    <style:style style:name="P6" style:family="paragraph">
      <style:paragraph-properties fo:margin-left="3.175cm" fo:margin-right="0cm" text:enable-numbering="true" fo:text-indent="-0.635cm"/>
    </style:style>
    <style:style style:name="P7" style:family="paragraph">
      <style:paragraph-properties fo:margin-left="3.175cm" fo:margin-right="0cm" fo:text-align="start" text:enable-numbering="true" fo:text-indent="-0.635cm"/>
    </style:style>
    <style:style style:name="P8" style:family="paragraph">
      <style:paragraph-properties fo:margin-left="2.063cm" fo:margin-right="0cm" fo:text-align="start" text:enable-numbering="true" fo:text-indent="-0.793cm"/>
    </style:style>
    <style:style style:name="T1" style:family="text">
      <style:text-properties fo:font-family="新細明體" style:font-family-generic="roman" style:font-pitch="variable" style:font-family-asian="新細明體" style:font-family-generic-asian="roman" style:font-pitch-asian="variable"/>
    </style:style>
    <text:list-style style:name="L1">
      <text:list-level-style-bullet text:level="1" text:bullet-char="•">
        <style:text-properties fo:font-family="Verdana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">
        <style:text-properties fo:font-family="'Wingdings 2'" style:font-family-generic="roman" style:font-pitch="variable" style:font-charset="x-symbol" fo:color="#33ccff" fo:font-size="8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33ccff" fo:font-size="125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ccff" fo:font-size="60%"/>
      </text:list-level-style-bullet>
      <text:list-level-style-bullet text:level="4" text:bullet-char="–">
        <style:list-level-properties text:space-before="3.81cm"/>
        <style:text-properties fo:font-family="'Comic Sans MS'" style:font-family-generic="script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'Comic Sans MS'" style:font-family-generic="script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'Comic Sans MS'" style:font-family-generic="script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'Comic Sans MS'" style:font-family-generic="script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'Comic Sans MS'" style:font-family-generic="script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'Comic Sans MS'" style:font-family-generic="script" style:font-pitch="variable" fo:color="#ffffff" fo:font-size="100%"/>
      </text:list-level-style-bullet>
    </text:list-style>
    <text:list-style style:name="L3">
      <text:list-level-style-bullet text:level="1" text:bullet-char="">
        <style:list-level-properties text:min-label-width="0.952cm"/>
        <style:text-properties fo:font-family="'Wingdings 2'" style:font-family-generic="roman" style:font-pitch="variable" style:font-charset="x-symbol" fo:color="#33ccff" fo:font-size="8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33ccff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33ccff" fo:font-size="60%"/>
      </text:list-level-style-bullet>
      <text:list-level-style-bullet text:level="4" text:bullet-char="–">
        <style:list-level-properties text:space-before="3.81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 1" draw:style-name="dp1" draw:master-page-name="business1" presentation:presentation-page-layout-name="AL1T0">
        <office:forms form:automatic-focus="false" form:apply-design-mode="false"/>
        <draw:frame presentation:style-name="pr1" draw:text-style-name="P1" draw:layer="layout" svg:width="21.59cm" svg:height="3.177cm" svg:x="1.91cm" svg:y="5cm" presentation:class="title" presentation:user-transformed="true">
          <draw:text-box>
            <text:p text:style-name="P1"><text:span text:style-name="T1">YGP Open API </text:span></text:p>
          </draw:text-box>
        </draw:frame>
        <draw:frame presentation:style-name="pr2" draw:text-style-name="P1" draw:layer="layout" svg:width="17.78cm" svg:height="4.871cm" svg:x="4.233cm" svg:y="9.437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1">Connect You And Your Fami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1.59cm" svg:height="2.926cm" svg:x="1.905cm" svg:y="0.971cm" presentation:class="title">
          <draw:text-box>
            <text:p text:style-name="P1"><text:span text:style-name="T1">什麼是</text:span><text:span text:style-name="T1">YGP Open API</text:span></text:p>
          </draw:text-box>
        </draw:frame>
        <draw:frame presentation:style-name="pr5" draw:text-style-name="P5" draw:layer="layout" svg:width="21.59cm" svg:height="10.546cm" svg:x="1.905cm" svg:y="5.502cm" presentation:class="outline">
          <draw:text-box>
            <text:list text:style-name="L3">
              <text:list-item>
                <text:p text:style-name="P3"><text:span text:style-name="T1">什麼是</text:span><text:span text:style-name="T1">YGP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YouGotPhoto Servic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Wireless Digital Photo Fra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6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1.59cm" svg:height="2.926cm" svg:x="1.905cm" svg:y="0.971cm" presentation:class="title">
          <draw:text-box>
            <text:p text:style-name="P1"><text:span text:style-name="T1">資訊能力的落差</text:span></text:p>
          </draw:text-box>
        </draw:frame>
        <draw:frame presentation:style-name="pr5" draw:text-style-name="P5" draw:layer="layout" svg:width="21.59cm" svg:height="10.546cm" svg:x="1.91cm" svg:y="5.5cm" presentation:class="outline" presentation:user-transformed="true">
          <draw:text-box>
            <text:list text:style-name="L3">
              <text:list-item>
                <text:p text:style-name="P3"><text:span text:style-name="T1">媽媽</text:span><text:span text:style-name="T1">,</text:span><text:span text:style-name="T1">爸爸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會用電腦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但是你要ㄚ他收個</text:span><text:span text:style-name="T1">Email</text:span><text:span text:style-name="T1">要重複教</text:span><text:span text:style-name="T1">10</text:span><text:span text:style-name="T1">次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但是下次他還是會打電話問你怎麼收</text:span><text:span text:style-name="T1">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阿公，阿嬤，外公，外婆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不會用電腦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">當然更不用說網路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甚至手機都不太熟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6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1.59cm" svg:height="2.926cm" svg:x="1.905cm" svg:y="0.971cm" presentation:class="title" presentation:user-transformed="true">
          <draw:text-box>
            <text:p text:style-name="P1"><text:span text:style-name="T1">但是</text:span><text:span text:style-name="T1">...</text:span></text:p>
          </draw:text-box>
        </draw:frame>
        <draw:frame presentation:style-name="pr5" draw:text-style-name="P5" draw:layer="layout" svg:width="21.59cm" svg:height="10.546cm" svg:x="1.905cm" svg:y="5.502cm" presentation:class="outline">
          <draw:text-box>
            <text:list text:style-name="L3">
              <text:list-item>
                <text:p text:style-name="P3"><text:span text:style-name="T1">你還是很愛他們</text:span><text:span text:style-name="T1">!!!</text:span></text:p>
              </text:list-item>
            </text:list>
            <text:list text:style-name="L3">
              <text:list-item>
                <text:p text:style-name="P3"><text:span text:style-name="T1">所以想跟他們分享你的</text:span><text:span text:style-name="T1">...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結婚照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情侶照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小孩子滿月照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出國渡假，渡蜜月的風景照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閨房照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這應該不用分享</text:span><text:span text:style-name="T1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6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1.59cm" svg:height="2.926cm" svg:x="1.905cm" svg:y="0.971cm" presentation:class="title" presentation:user-transformed="true">
          <draw:text-box>
            <text:p text:style-name="P1"><text:span text:style-name="T1">傳統數位相框</text:span></text:p>
          </draw:text-box>
        </draw:frame>
        <draw:frame presentation:style-name="pr5" draw:text-style-name="P5" draw:layer="layout" svg:width="21.59cm" svg:height="10.546cm" svg:x="1.905cm" svg:y="5.502cm" presentation:class="outline">
          <draw:text-box>
            <text:list text:style-name="L3">
              <text:list-item>
                <text:p text:style-name="P3"><text:span text:style-name="T1">如果你有數位相框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上次你更新</text:span><text:span text:style-name="T1">SD or Cf</text:span><text:span text:style-name="T1">內的相片的時間是？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一個月，半年，一年，忘記了</text:span><text:span text:style-name="T1">...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Web Service</text:span><text:span text:style-name="T1">是實體的相框的</text:span><text:span text:style-name="T1">Service</text:span></text:p>
              </text:list-item>
            </text:list>
            <text:list text:style-name="L3">
              <text:list-item>
                <text:p text:style-name="P3"><text:span text:style-name="T1">相框的操作都在</text:span><text:span text:style-name="T1">Web</text:span><text:span text:style-name="T1">上</text:span></text:p>
              </text:list-item>
            </text:list>
            <text:list text:style-name="L3">
              <text:list-item>
                <text:p text:style-name="P3"><text:span text:style-name="T1">連結</text:span><text:span text:style-name="T1">Flick, Picasa, </text:span><text:span text:style-name="T1">以及你自己定義的任何位置</text:span><text:span text:style-name="T1">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6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1.59cm" svg:height="2.926cm" svg:x="1.905cm" svg:y="0.971cm" presentation:class="title">
          <draw:text-box>
            <text:p text:style-name="P1"><text:span text:style-name="T1">為什麼要</text:span><text:span text:style-name="T1">Open API</text:span></text:p>
          </draw:text-box>
        </draw:frame>
        <draw:frame presentation:style-name="pr5" draw:text-style-name="P5" draw:layer="layout" svg:width="21.59cm" svg:height="10.546cm" svg:x="1.905cm" svg:y="5.502cm" presentation:class="outline" presentation:user-transformed="true">
          <draw:text-box>
            <text:list text:style-name="L3">
              <text:list-item>
                <text:p text:style-name="P3"><text:span text:style-name="T1">不是只有網站可以用</text:span><text:span text:style-name="T1">.</text:span></text:p>
              </text:list-item>
            </text:list>
            <text:list text:style-name="L3">
              <text:list-item>
                <text:p text:style-name="P3"><text:span text:style-name="T1">大家都可以用自己的方式去</text:span><text:span text:style-name="T1">Control </text:span><text:span text:style-name="T1">相框</text:span><text:span text:style-name="T1">.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有人喜歡可以寫 </text:span><text:span text:style-name="T1">mail to my photo frame </text:span><text:span text:style-name="T1">的功能</text:span><text:span text:style-name="T1">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有人高興可以寫 </text:span><text:span text:style-name="T1">mms to my photo frame </text:span><text:span text:style-name="T1">的功能</text:span><text:span text:style-name="T1">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也有人會去寫 </text:span><text:span text:style-name="T1">Firefox , IE plugin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哪天心血來潮可以弄個 </text:span><text:span text:style-name="T1">J2ME </text:span><text:span text:style-name="T1">的</text:span><text:span text:style-name="T1">client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">拿來當公司公司內的訊息白板</text:span><text:span text:style-name="T1">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6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Slide 2" draw:style-name="dp1" draw:master-page-name="Default" presentation:presentation-page-layout-name="AL2T1">
        <draw:frame presentation:style-name="pr7" draw:text-style-name="P1" draw:layer="layout" svg:width="21.59cm" svg:height="3.177cm" svg:x="1.905cm" svg:y="0.971cm" presentation:class="title" presentation:user-transformed="true">
          <draw:text-box>
            <text:p text:style-name="P1"><text:span text:style-name="T1">呼叫方式</text:span></text:p>
          </draw:text-box>
        </draw:frame>
        <draw:frame presentation:style-name="pr8" draw:text-style-name="P5" draw:layer="layout" svg:width="21.59cm" svg:height="10.797cm" svg:x="1.905cm" svg:y="5.502cm" presentation:class="outline" presentation:user-transformed="true">
          <draw:text-box>
            <text:list text:style-name="L3">
              <text:list-item>
                <text:p text:style-name="P3"><text:span text:style-name="T1">Sampl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/users/get_token/?api_key=1234&amp;username=hahaha&amp;password=4321&amp;cksn=adlfjar082qafsd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Cksn: check sum </text:span><text:span text:style-name="T1">算法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arams</text:span><text:span text:style-name="T1">依照</text:span><text:span text:style-name="T1">param_name </text:span><text:span text:style-name="T1">排序</text:span><text:span text:style-name="T1">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d5(“{api_screct}{param_name}{param_value}....{param_value}”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9" draw:text-style-name="P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1.59cm" svg:height="2.926cm" svg:x="1.905cm" svg:y="0.971cm" presentation:class="title">
          <draw:text-box>
            <text:p text:style-name="P1"><text:span text:style-name="T1">Sample</text:span><text:span text:style-name="T1">流程</text:span></text:p>
          </draw:text-box>
        </draw:frame>
        <draw:frame presentation:style-name="pr5" draw:text-style-name="P5" draw:layer="layout" svg:width="21.59cm" svg:height="10.546cm" svg:x="1.905cm" svg:y="5.502cm" presentation:class="outline">
          <draw:text-box>
            <text:list text:style-name="L3">
              <text:list-item>
                <text:p text:style-name="P3"><text:span text:style-name="T1">/users/get_token</text:span></text:p>
              </text:list-item>
            </text:list>
            <text:list text:style-name="L3">
              <text:list-item>
                <text:p text:style-name="P3"><text:span text:style-name="T1">/devices/get_list</text:span></text:p>
              </text:list-item>
            </text:list>
            <text:list text:style-name="L3">
              <text:list-item>
                <text:p text:style-name="P3"><text:span text:style-name="T1">/devices/add_photo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6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1.59cm" svg:height="2.926cm" svg:x="1.905cm" svg:y="0.971cm" presentation:class="title">
          <draw:text-box>
            <text:p text:style-name="P1"><text:span text:style-name="T1">Firefox Plugin Sample</text:span></text:p>
          </draw:text-box>
        </draw:frame>
        <draw:frame presentation:style-name="pr5" draw:text-style-name="P5" draw:layer="layout" svg:width="21.59cm" svg:height="10.546cm" svg:x="1.905cm" svg:y="5.502cm" presentation:class="outline">
          <draw:text-box>
            <text:list text:style-name="L3">
              <text:list-item>
                <text:p text:style-name="P3"><text:span text:style-name="T1">目前有先製作了一個簡單的 </text:span><text:span text:style-name="T1">Firefox Plugin ..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EMO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6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1.59cm" svg:height="2.926cm" svg:x="1.91cm" svg:y="1cm" presentation:class="title" presentation:user-transformed="true">
          <draw:text-box>
            <text:p text:style-name="P1"><text:span text:style-name="T1">注意事項</text:span><text:span text:style-name="T1">!!</text:span></text:p>
          </draw:text-box>
        </draw:frame>
        <draw:frame presentation:style-name="pr5" draw:text-style-name="P5" draw:layer="layout" svg:width="21.59cm" svg:height="10.546cm" svg:x="1.905cm" svg:y="5.502cm" presentation:class="outline">
          <draw:text-box>
            <text:list text:style-name="L3">
              <text:list-item>
                <text:p text:style-name="P3"><text:span text:style-name="T1">送照片給自己的相框時要注意</text:span><text:span text:style-name="T1">....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不小心把給女友</text:span><text:span text:style-name="T1">A</text:span><text:span text:style-name="T1">的合照給了女友</text:span><text:span text:style-name="T1">B..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不小心把給女朋友說應該刪掉的照片傳上去</text:span><text:span text:style-name="T1">..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該給老媽看得</text:span><text:span text:style-name="T1">"</text:span><text:span text:style-name="T1">全家福</text:span><text:span text:style-name="T1">"</text:span><text:span text:style-name="T1">傳成了</text:span><text:span text:style-name="T1">"</text:span><text:span text:style-name="T1">哄啪</text:span><text:span text:style-name="T1">"</text:span><text:span text:style-name="T1">照</text:span><text:span text:style-name="T1">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任何不該給外人看到的照片</text:span><text:span text:style-name="T1">....(</text:span><text:span text:style-name="T1">慣</text:span><text:span text:style-name="T1">c.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6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business1" presentation:presentation-page-layout-name="AL1T0">
        <draw:frame presentation:style-name="pr10" draw:text-style-name="P1" draw:layer="layout" svg:width="21.59cm" svg:height="2.926cm" svg:x="1.905cm" svg:y="4.992cm" presentation:class="title">
          <draw:text-box>
            <text:p text:style-name="P1"><text:span text:style-name="T1">Thany you~...</text:span></text:p>
          </draw:text-box>
        </draw:frame>
        <draw:frame presentation:style-name="pr11" draw:text-style-name="P1" draw:layer="layout" svg:width="22.859cm" svg:height="8.322cm" svg:x="1.141cm" svg:y="8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12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0pt" fo:font-style="normal" fo:text-shadow="none" style:text-underline-style="none" fo:font-weight="normal" style:font-family-asian="'Lucida Sans Unicode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"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</text:list-style>
      </style:graphic-properties>
      <style:paragraph-properties fo:margin-left="0cm" fo:margin-right="0cm" fo:margin-top="0.22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">
            <style:list-level-properties text:min-label-width="0.952cm"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94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1-title" style:family="presentation">
      <style:graphic-properties draw:stroke="none" draw:fill="none" draw:textarea-vertical-align="middle">
        <text:list-style style:name="business1-title">
          <text:list-level-style-bullet text:level="1" text:bullet-char="•"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business1-subtitle" style:family="presentation">
      <style:graphic-properties draw:stroke="none" draw:fill="none" draw:textarea-vertical-align="middle">
        <text:list-style style:name="business1-subtitle">
          <text:list-level-style-bullet text:level="1" text:bullet-char=""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</text:list-style>
      </style:graphic-properties>
      <style:paragraph-properties fo:margin-left="0cm" fo:margin-right="0cm" fo:margin-top="0.22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business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business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usiness1-notes" style:family="presentation">
      <style:graphic-properties draw:stroke="none" draw:fill="none">
        <text:list-style style:name="business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business1-outline1" style:family="presentation">
      <style:graphic-properties draw:stroke="none" draw:fill="none">
        <text:list-style style:name="business1-outline1">
          <text:list-level-style-bullet text:level="1" text:bullet-char="">
            <style:list-level-properties text:min-label-width="0.952cm"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business1-outline2" style:family="presentation" style:parent-style-name="business1-outline1">
      <style:paragraph-properties fo:margin-left="2.063cm" fo:margin-right="0cm" fo:margin-top="0.194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business1-outline3" style:family="presentation" style:parent-style-name="business1-outline2">
      <style:paragraph-properties fo:margin-left="3.17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1-outline4" style:family="presentation" style:parent-style-name="business1-outline3">
      <style:paragraph-properties fo:margin-left="4.44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1-outline5" style:family="presentation" style:parent-style-name="business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1-outline6" style:family="presentation" style:parent-style-name="business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1-outline7" style:family="presentation" style:parent-style-name="business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1-outline8" style:family="presentation" style:parent-style-name="business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1-outline9" style:family="presentation" style:parent-style-name="business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 style:list-style-name="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business1-backgroundobjects" style:list-style-name="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business1-backgroundobjects" style:list-style-name="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text:enable-numbering="false" fo:text-indent="0cm" style:writing-mode="lr-tb"/>
    </style:style>
    <style:style style:name="P5" style:family="paragraph">
      <style:paragraph-properties fo:margin-left="0cm" fo:margin-right="0cm" fo:line-height="100%" fo:text-align="center" text:enable-numbering="false" fo:text-indent="0cm" style:writing-mode="lr-tb"/>
    </style:style>
    <style:style style:name="P6" style:family="paragraph">
      <style:paragraph-properties fo:margin-left="0cm" fo:margin-right="0cm" fo:line-height="100%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Verdana" style:font-family-generic="swiss" style:font-pitch="variable" fo:font-size="14pt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編號&gt;</text:page-number></text:span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25.4cm" svg:height="19.063cm" svg:x="0cm" svg:y="0cm">
        <draw:image xlink:href="Pictures/100000000000058300000423B9BD7494.png" xlink:type="simple" xlink:show="embed" xlink:actuate="onLoad">
          <text:p/>
        </draw:image>
      </draw:frame>
      <draw:frame presentation:style-name="Default-title" draw:layer="backgroundobjects" svg:width="21.59cm" svg:height="3.176cm" svg:x="1.905cm" svg:y="0.846cm" presentation:class="title" presentation:placeholder="true">
        <draw:text-box/>
      </draw:frame>
      <draw:frame presentation:style-name="Default-outline1" draw:layer="backgroundobjects" svg:width="21.59cm" svg:height="10.796cm" svg:x="1.905cm" svg:y="5.502cm" presentation:class="outline" presentation:placeholder="true">
        <draw:text-box/>
      </draw:frame>
      <draw:frame presentation:style-name="pr1" draw:text-style-name="P4" draw:layer="backgroundobjects" svg:width="5.292cm" svg:height="1.271cm" svg:x="1.905cm" svg:y="17.145cm" presentation:class="date-time">
        <draw:text-box>
          <text:p text:style-name="P4"><text:span text:style-name="T2"><presentation:date-time/></text:span></text:p>
        </draw:text-box>
      </draw:frame>
      <draw:frame presentation:style-name="pr2" draw:text-style-name="P5" draw:layer="backgroundobjects" svg:width="8.044cm" svg:height="1.271cm" svg:x="8.678cm" svg:y="17.145cm" presentation:class="footer">
        <draw:text-box>
          <text:p text:style-name="P5"><text:span text:style-name="T2"><presentation:footer/></text:span></text:p>
        </draw:text-box>
      </draw:frame>
      <draw:frame presentation:style-name="pr3" draw:text-style-name="P6" draw:layer="backgroundobjects" svg:width="5.292cm" svg:height="1.271cm" svg:x="18.203cm" svg:y="17.145cm" presentation:class="page-number">
        <draw:text-box>
          <text:p text:style-name="P6"><text:span text:style-name="T2"><text:page-number>&lt;編號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business1" style:page-layout-name="PM1" draw:style-name="dp1">
      <draw:frame draw:style-name="gr3" draw:text-style-name="P3" draw:layer="backgroundobjects" svg:width="25.4cm" svg:height="19.05cm" svg:x="0cm" svg:y="0cm">
        <draw:image xlink:href="Pictures/10000000000005830000041D042AB5E7.png" xlink:type="simple" xlink:show="embed" xlink:actuate="onLoad">
          <text:p/>
        </draw:image>
      </draw:frame>
      <draw:frame presentation:style-name="business1-title" draw:layer="backgroundobjects" svg:width="21.59cm" svg:height="3.176cm" svg:x="1.905cm" svg:y="4.867cm" presentation:class="title" presentation:placeholder="true">
        <draw:text-box/>
      </draw:frame>
      <draw:frame presentation:style-name="pr4" draw:text-style-name="P4" draw:layer="backgroundobjects" svg:width="4.445cm" svg:height="1.271cm" svg:x="19.049cm" svg:y="15.663cm" presentation:class="date-time">
        <draw:text-box>
          <text:p text:style-name="P4"><text:span text:style-name="T2"><presentation:date-time/></text:span></text:p>
        </draw:text-box>
      </draw:frame>
      <draw:frame presentation:style-name="pr5" draw:text-style-name="P5" draw:layer="backgroundobjects" svg:width="8.044cm" svg:height="1.271cm" svg:x="8.678cm" svg:y="17.357cm" presentation:class="footer">
        <draw:text-box>
          <text:p text:style-name="P5"><text:span text:style-name="T2"><presentation:footer/></text:span></text:p>
        </draw:text-box>
      </draw:frame>
      <draw:frame presentation:style-name="business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business1-title" draw:layer="backgroundobjects" svg:width="0.001cm" svg:height="0.001cm" svg:x="0cm" svg:y="1.93cm" presentation:class="page"/>
        <draw:frame presentation:style-name="business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8-08-22T10:07:04</meta:creation-date>
    <dc:date>2008-08-22T15:26:10</dc:date>
    <dc:language>en-US</dc:language>
    <meta:editing-cycles>7</meta:editing-cycles>
    <meta:editing-duration>PT4H0M36S</meta:editing-duration>
    <meta:template xlink:type="simple" xlink:actuate="onRequest" xlink:href="../OpenOfficeImpress_templates/business1.otp" xlink:title="Slide 1" meta:date="2008-08-22T10:07:03"/>
    <meta:user-defined meta:name="Info 1"/>
    <meta:user-defined meta:name="Info 2"/>
    <meta:user-defined meta:name="Info 3"/>
    <meta:user-defined meta:name="Info 4"/>
    <meta:document-statistic meta:object-count="69"/>
  </office:meta>
</office:document-meta>
</file>